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AB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abel</text:p>
          </table:table-cell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3=Metabolic Acidosis an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5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 office:value-type="string" calcext:value-type="string">
            <text:p>PART3</text:p>
          </table:table-cell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aracid+cracid</text:p>
          </table:table-cell>
          <table:table-cell office:value-type="string" calcext:value-type="string">
            <text:p>goto aracid+c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lt;&gt;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 office:value-type="string" calcext:value-type="string">
            <text:p>aracid+cracid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4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2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0:04.354991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4T22:24:26.559959443</dc:date>
    <dc:creator>Manolis Christodoulou</dc:creator>
    <meta:editing-duration>PT57M58S</meta:editing-duration>
    <meta:editing-cycles>13</meta:editing-cycles>
    <meta:document-statistic meta:table-count="1" meta:cell-count="733" meta:object-count="0"/>
  </office:meta>
</office:document-meta>
</file>